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78f2" officeooo:paragraph-rsid="000d78f2" style:font-size-asian="16pt" style:font-weight-asian="bold" style:font-size-complex="16pt" style:font-weight-complex="bold"/>
    </style:style>
    <style:style style:name="P3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style:font-name="Liberation Sans" fo:font-size="14pt" fo:font-weight="bold" officeooo:rsid="0012a3ed" officeooo:paragraph-rsid="0012a3ed" style:font-size-asian="14pt" style:font-weight-asian="bold" style:font-size-complex="14pt" style:font-weight-complex="bold"/>
    </style:style>
    <style:style style:name="P5" style:family="paragraph" style:parent-style-name="Standard_20__28_user_29_">
      <style:text-properties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6" style:family="paragraph" style:parent-style-name="Standard_20__28_user_29_">
      <style:text-properties style:font-name="Liberation Sans" fo:font-size="14pt" fo:font-weight="bold" officeooo:rsid="0012a3ed" officeooo:paragraph-rsid="0018cba5" style:font-size-asian="14pt" style:font-weight-asian="bold" style:font-size-complex="14pt" style:font-weight-complex="bold"/>
    </style:style>
    <style:style style:name="P7" style:family="paragraph" style:parent-style-name="Standard_20__28_user_29_">
      <style:text-properties style:font-name="Liberation Sans" fo:font-size="14pt" style:font-size-asian="14pt" style:font-size-complex="14pt"/>
    </style:style>
    <style:style style:name="P8" style:family="paragraph" style:parent-style-name="Standard_20__28_user_29_">
      <style:text-properties style:font-name="Liberation Sans" fo:font-size="14pt" officeooo:rsid="0012a3ed" officeooo:paragraph-rsid="0012a3ed" style:font-size-asian="14pt" style:font-size-complex="14pt"/>
    </style:style>
    <style:style style:name="P9" style:family="paragraph" style:parent-style-name="Standard_20__28_user_29_">
      <style:text-properties style:font-name="Liberation Sans" fo:font-size="14pt" officeooo:rsid="00150e6c" officeooo:paragraph-rsid="00150e6c" style:font-size-asian="14pt" style:font-size-complex="14pt"/>
    </style:style>
    <style:style style:name="P10" style:family="paragraph" style:parent-style-name="Standard_20__28_user_29_">
      <style:text-properties style:font-name="Liberation Sans" fo:font-size="14pt" officeooo:rsid="0018cba5" officeooo:paragraph-rsid="00182092" style:font-size-asian="14pt" style:font-size-complex="14pt"/>
    </style:style>
    <style:style style:name="P11" style:family="paragraph" style:parent-style-name="Standard_20__28_user_29_">
      <style:text-properties style:font-name="Liberation Sans" fo:font-size="14pt" officeooo:rsid="0018cba5" officeooo:paragraph-rsid="0018cba5" style:font-size-asian="14pt" style:font-size-complex="14pt"/>
    </style:style>
    <style:style style:name="P12" style:family="paragraph" style:parent-style-name="Standard_20__28_user_29_">
      <style:text-properties fo:color="#00b0f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P13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_20__28_user_29_">
      <style:text-properties fo:color="#00000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P15" style:family="paragraph" style:parent-style-name="Standard_20__28_user_29_">
      <style:text-properties fo:color="#000000" loext:opacity="100%" style:font-name="Liberation Sans" fo:font-size="14pt" fo:font-weight="bold" officeooo:rsid="0012a3ed" officeooo:paragraph-rsid="00203f40" style:font-size-asian="14pt" style:font-weight-asian="bold" style:font-size-complex="14pt" style:font-weight-complex="bold"/>
    </style:style>
    <style:style style:name="P16" style:family="paragraph" style:parent-style-name="Standard_20__28_user_29_">
      <style:text-properties fo:color="#000000" loext:opacity="100%"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17" style:family="paragraph" style:parent-style-name="Standard_20__28_user_29_">
      <style:text-properties fo:color="#000000" loext:opacity="100%" style:font-name="Liberation Sans" fo:font-size="14pt" fo:font-weight="bold" officeooo:rsid="0012a3ed" officeooo:paragraph-rsid="0023972d" style:font-size-asian="14pt" style:font-weight-asian="bold" style:font-size-complex="14pt" style:font-weight-complex="bold"/>
    </style:style>
    <style:style style:name="P18" style:family="paragraph" style:parent-style-name="Standard_20__28_user_29_">
      <style:text-properties fo:color="#000000" loext:opacity="100%" style:font-name="Liberation Sans" fo:font-size="14pt" fo:font-weight="normal" officeooo:rsid="001d910d" officeooo:paragraph-rsid="001d910d" style:font-size-asian="14pt" style:font-weight-asian="normal" style:font-size-complex="14pt" style:font-weight-complex="normal"/>
    </style:style>
    <style:style style:name="P19" style:family="paragraph" style:parent-style-name="Standard_20__28_user_29_" style:list-style-name="WWNum3"/>
    <style:style style:name="P20" style:family="paragraph" style:parent-style-name="Standard_20__28_user_29_" style:list-style-name="L1">
      <style:text-properties officeooo:rsid="0012a3ed" officeooo:paragraph-rsid="0012a3ed"/>
    </style:style>
    <style:style style:name="P21" style:family="paragraph" style:parent-style-name="Standard_20__28_user_29_" style:list-style-name="L1">
      <style:text-properties officeooo:rsid="00147123" officeooo:paragraph-rsid="00147123"/>
    </style:style>
    <style:style style:name="P22" style:family="paragraph" style:parent-style-name="Standard_20__28_user_29_" style:list-style-name="L1">
      <style:text-properties officeooo:rsid="00150e6c" officeooo:paragraph-rsid="00150e6c"/>
    </style:style>
    <style:style style:name="P23" style:family="paragraph" style:parent-style-name="Standard_20__28_user_29_" style:list-style-name="L2">
      <style:text-properties officeooo:rsid="00182092" officeooo:paragraph-rsid="00182092"/>
    </style:style>
    <style:style style:name="P24" style:family="paragraph" style:parent-style-name="Standard_20__28_user_29_" style:list-style-name="L3">
      <style:text-properties officeooo:rsid="0018cba5" officeooo:paragraph-rsid="0018cba5"/>
    </style:style>
    <style:style style:name="P25" style:family="paragraph" style:parent-style-name="Standard_20__28_user_29_" style:list-style-name="L3">
      <style:text-properties officeooo:rsid="001a7064" officeooo:paragraph-rsid="001a7064"/>
    </style:style>
    <style:style style:name="P26" style:family="paragraph" style:parent-style-name="Standard_20__28_user_29_" style:list-style-name="L4">
      <style:text-properties fo:color="#00b0f0" loext:opacity="100%" style:font-name="Liberation Sans" fo:font-size="14pt" fo:font-weight="bold" officeooo:rsid="001bbf16" officeooo:paragraph-rsid="001bbf16" style:font-size-asian="14pt" style:font-weight-asian="bold" style:font-size-complex="14pt" style:font-weight-complex="bold"/>
    </style:style>
    <style:style style:name="P27" style:family="paragraph" style:parent-style-name="Standard_20__28_user_29_" style:list-style-name="L4">
      <style:text-properties fo:color="#00b0f0" loext:opacity="100%" style:font-name="Liberation Sans" fo:font-size="14pt" fo:font-weight="bold" officeooo:rsid="001d910d" officeooo:paragraph-rsid="001d910d" style:font-size-asian="14pt" style:font-weight-asian="bold" style:font-size-complex="14pt" style:font-weight-complex="bold"/>
    </style:style>
    <style:style style:name="P28" style:family="paragraph" style:parent-style-name="Standard_20__28_user_29_" style:list-style-name="L5">
      <style:text-properties fo:color="#00b0f0" loext:opacity="100%" style:font-name="Liberation Sans" fo:font-size="14pt" fo:font-weight="bold" officeooo:rsid="00203f40" officeooo:paragraph-rsid="00203f40" style:font-size-asian="14pt" style:font-weight-asian="bold" style:font-size-complex="14pt" style:font-weight-complex="bold"/>
    </style:style>
    <style:style style:name="P29" style:family="paragraph" style:parent-style-name="Standard_20__28_user_29_" style:list-style-name="L6">
      <style:text-properties fo:color="#00b0f0" loext:opacity="100%" style:font-name="Liberation Sans" fo:font-size="14pt" fo:font-weight="bold" officeooo:rsid="0023972d" officeooo:paragraph-rsid="0023972d" style:font-size-asian="14pt" style:font-weight-asian="bold" style:font-size-complex="14pt" style:font-weight-complex="bold"/>
    </style:style>
    <style:style style:name="P30" style:family="paragraph" style:parent-style-name="Standard_20__28_user_29_">
      <style:text-properties fo:color="#00b0f0" loext:opacity="100%" style:font-name="Liberation Sans" fo:font-size="14pt" fo:font-weight="bold" officeooo:rsid="0023972d" officeooo:paragraph-rsid="0023972d" style:font-size-asian="14pt" style:font-weight-asian="bold" style:font-size-complex="14pt" style:font-weight-complex="bold"/>
    </style:style>
    <style:style style:name="P31" style:family="paragraph" style:parent-style-name="Standard_20__28_user_29_">
      <style:text-properties fo:color="#000000" loext:opacity="100%" style:font-name="Liberation Sans" fo:font-size="14pt" fo:font-weight="normal" officeooo:rsid="001d910d" officeooo:paragraph-rsid="00203f40" style:font-size-asian="14pt" style:font-weight-asian="normal" style:font-size-complex="14pt" style:font-weight-complex="normal"/>
    </style:style>
    <style:style style:name="P32" style:family="paragraph" style:parent-style-name="Standard_20__28_user_29_">
      <style:text-properties fo:color="#000000" loext:opacity="100%" style:font-name="Liberation Sans" fo:font-size="14pt" fo:font-weight="normal" officeooo:rsid="0023972d" officeooo:paragraph-rsid="0023972d" style:font-size-asian="14pt" style:font-weight-asian="normal" style:font-size-complex="14pt" style:font-weight-complex="normal"/>
    </style:style>
    <style:style style:name="P33" style:family="paragraph" style:parent-style-name="Standard_20__28_user_29_">
      <style:text-properties fo:color="#000000" loext:opacity="100%" style:font-name="Liberation Sans" fo:font-size="14pt" fo:font-weight="bold" officeooo:rsid="0012a3ed" officeooo:paragraph-rsid="00267280" style:font-size-asian="14pt" style:font-weight-asian="bold" style:font-size-complex="14pt" style:font-weight-complex="bold"/>
    </style:style>
    <style:style style:name="P34" style:family="paragraph" style:parent-style-name="Standard_20__28_user_29_" style:list-style-name="L7">
      <style:text-properties fo:color="#000000" loext:opacity="100%" style:font-name="Liberation Sans" fo:font-size="14pt" fo:font-weight="bold" officeooo:rsid="00267280" officeooo:paragraph-rsid="00267280" style:font-size-asian="14pt" style:font-weight-asian="bold" style:font-size-complex="14pt" style:font-weight-complex="bold"/>
    </style:style>
    <style:style style:name="P35" style:family="paragraph" style:parent-style-name="Standard_20__28_user_29_" style:list-style-name="L7">
      <style:text-properties fo:color="#000000" loext:opacity="100%" style:font-name="Liberation Sans" fo:font-size="14pt" fo:font-weight="bold" officeooo:rsid="002b8f95" officeooo:paragraph-rsid="002b8f95" style:font-size-asian="14pt" style:font-weight-asian="bold" style:font-size-complex="14pt" style:font-weight-complex="bold"/>
    </style:style>
    <style:style style:name="P36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18cba5" style:font-size-asian="14pt" style:font-size-complex="14pt"/>
    </style:style>
    <style:style style:name="T5" style:family="text">
      <style:text-properties style:font-name="Liberation Sans" fo:font-size="14pt" officeooo:rsid="001a7064" style:font-size-asian="14pt" style:font-size-complex="14pt"/>
    </style:style>
    <style:style style:name="T6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b0f0" loext:opacity="100%" style:font-name="Liberation Sans" fo:font-size="14pt" fo:font-weight="bold" officeooo:rsid="0012a3ed" style:font-size-asian="14pt" style:font-weight-asian="bold" style:font-size-complex="14pt" style:font-weight-complex="bold"/>
    </style:style>
    <style:style style:name="T8" style:family="text">
      <style:text-properties fo:color="#00b0f0" loext:opacity="100%" officeooo:rsid="00203f40"/>
    </style:style>
    <style:style style:name="T9" style:family="text">
      <style:text-properties officeooo:rsid="001bbf16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color="#000000" loext:opacity="100%" fo:font-weight="normal" officeooo:rsid="001d910d" style:font-weight-asian="normal" style:font-weight-complex="normal"/>
    </style:style>
    <style:style style:name="T12" style:family="text">
      <style:text-properties officeooo:rsid="00203f4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972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lox</text:p>
      <text:p text:style-name="P1"/>
      <text:p text:style-name="Standard_20__28_user_29_"><text:span text:style-name="T2">30</text:span><text:span text:style-name="T1">/07/2022</text:span></text:p>
      <text:p text:style-name="P3"/>
      <text:list xml:id="list1596565485" text:style-name="WWNum3">
        <text:list-item>
          <text:p text:style-name="P19"><text:span text:style-name="T6">01.</text:span><text:span text:style-name="T3"> Introdução</text:span></text:p>
        </text:list-item>
        <text:list-item>
          <text:p text:style-name="P19"><text:span text:style-name="T6">02.</text:span><text:span text:style-name="T3"> O que Vamos Aprender</text:span></text:p>
        </text:list-item>
        <text:list-item>
          <text:p text:style-name="P19"><text:span text:style-name="T6">03.</text:span><text:span text:style-name="T3"> Metodologia</text:span></text:p>
        </text:list-item>
        <text:list-item>
          <text:p text:style-name="P19"><text:span text:style-name="T6">04.</text:span><text:span text:style-name="T3"> Multiplataforma: Rodando no Xbox (Series S)</text:span></text:p>
        </text:list-item>
        <text:list-item>
          <text:p text:style-name="P19"><text:span text:style-name="T6">05.</text:span><text:span text:style-name="T3"> Baixe os scripts</text:span></text:p>
        </text:list-item>
      </text:list>
      <text:p text:style-name="P7"/>
      <text:p text:style-name="P7"/>
      <text:p text:style-name="P4">31/07/2022</text:p>
      <text:p text:style-name="P8"/>
      <text:list xml:id="list4248688583" text:style-name="L1">
        <text:list-item>
          <text:p text:style-name="P20"><text:span text:style-name="T6">06.</text:span><text:span text:style-name="T3"> Introdução a Linguagem Lua</text:span></text:p>
        </text:list-item>
        <text:list-item>
          <text:p text:style-name="P21"><text:span text:style-name="T7">07.</text:span><text:span text:style-name="T3"> IDE Zerobrane</text:span></text:p>
        </text:list-item>
        <text:list-item>
          <text:p text:style-name="P22"><text:span text:style-name="T7">08. </text:span><text:span text:style-name="T3">Tipos e Variáveis</text:span></text:p>
        </text:list-item>
      </text:list>
      <text:p text:style-name="P9"/>
      <text:p text:style-name="P9"/>
      <text:p text:style-name="P5">07/08/2022</text:p>
      <text:p text:style-name="P16"/>
      <text:list xml:id="list3456507844" text:style-name="L2">
        <text:list-item>
          <text:p text:style-name="P23"><text:span text:style-name="T7">09.</text:span><text:span text:style-name="T3"> Prática: Tipos e Variávei</text:span><text:span text:style-name="T4">s</text:span></text:p>
        </text:list-item>
      </text:list>
      <text:p text:style-name="P10"/>
      <text:p text:style-name="P10"/>
      <text:p text:style-name="P6">13/08/2022</text:p>
      <text:p text:style-name="P11"/>
      <text:list xml:id="list2650601751" text:style-name="L3">
        <text:list-item>
          <text:p text:style-name="P24"><text:span text:style-name="T7">10.</text:span><text:span text:style-name="T3"> Table</text:span><text:span text:style-name="T5">s</text:span></text:p>
        </text:list-item>
        <text:list-item>
          <text:p text:style-name="P25"><text:span text:style-name="T7">11. </text:span><text:span text:style-name="T3">Prática: Tables</text:span></text:p>
        </text:list-item>
      </text:list>
      <text:p text:style-name="P11"/>
      <text:p text:style-name="P11"/>
      <text:p text:style-name="P14">14/08/2022</text:p>
      <text:p text:style-name="P12"/>
      <text:list xml:id="list1268562015" text:style-name="L4">
        <text:list-item>
          <text:p text:style-name="P26">12. <text:span text:style-name="T10">Estruturas de Decisão</text:span></text:p>
        </text:list-item>
        <text:list-item>
          <text:p text:style-name="P27"><text:span text:style-name="T9">13.</text:span><text:span text:style-name="T10"> Prática: Estruturas de Decisão</text:span></text:p>
        </text:list-item>
      </text:list>
      <text:p text:style-name="P18"/>
      <text:p text:style-name="P18"/>
      <text:p text:style-name="P15">20/08/2022</text:p>
      <text:p text:style-name="P13"/>
      <text:list xml:id="list3990778994" text:style-name="L5">
        <text:list-item>
          <text:p text:style-name="P28">14. <text:span text:style-name="T11">Estruturas de Repetição</text:span></text:p>
        </text:list-item>
      </text:list>
      <text:p text:style-name="P31"/>
      <text:p text:style-name="P31"/>
      <text:p text:style-name="P17">21/08/2022</text:p>
      <text:p text:style-name="P32"><text:s/></text:p>
      <text:list xml:id="list2213283648" text:style-name="L6">
        <text:list-item>
          <text:p text:style-name="P29"><text:span text:style-name="T12">15.</text:span><text:span text:style-name="T10"> Prática Estruturas de Repetição</text:span></text:p>
        </text:list-item>
      </text:list>
      <text:p text:style-name="P30"><text:span text:style-name="T10"/></text:p>
      <text:p text:style-name="P33"><text:soft-page-break/>27/08/2022</text:p>
      <text:p text:style-name="P33"/>
      <text:list xml:id="list3070418912" text:style-name="L7">
        <text:list-item>
          <text:p text:style-name="P34"><text:span text:style-name="T8">16.</text:span><text:span text:style-name="T14"> Funções</text:span></text:p>
        </text:list-item>
        <text:list-item>
          <text:p text:style-name="P35"><text:span text:style-name="T8">17.</text:span><text:span text:style-name="T13"> Prática: Funções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fo:color="#00b0f0" loext:opacity="100%" style:font-name="Liberation Sans" fo:font-family="'Liberation Sans'" style:font-family-generic="roman" style:font-pitch="variable" fo:font-size="14pt" fo:font-weight="bold" officeooo:rsid="00203f40" style:font-name-asian="OpenSymbol2" style:font-family-asian="OpenSymbol" style:font-family-generic-asian="system" style:font-pitch-asian="variable" style:font-size-asian="14pt" style:font-weight-asian="bold" style:font-name-complex="OpenSymbol2" style:font-family-complex="OpenSymbol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36</meta:editing-cycles>
    <meta:creation-date>2022-07-13T23:57:00</meta:creation-date>
    <dc:date>2022-08-27T12:13:02.825000000</dc:date>
    <meta:editing-duration>PT3H16M40S</meta:editing-duration>
    <meta:generator>LibreOffice/7.3.5.2$Windows_X86_64 LibreOffice_project/184fe81b8c8c30d8b5082578aee2fed2ea847c01</meta:generator>
    <meta:document-statistic meta:table-count="0" meta:image-count="0" meta:object-count="0" meta:page-count="2" meta:paragraph-count="27" meta:word-count="91" meta:character-count="503" meta:non-whitespace-character-count="454"/>
    <meta:user-defined meta:name="AppVersion">16.0000</meta:user-defined>
    <meta:template xlink:type="simple" xlink:actuate="onRequest" xlink:title="Normal" xlink:href=""/>
  </office:meta>
</office:document-meta>
</file>